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Revision.getRevision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Revision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Revis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Revision.BundleRevision( Logger logger , File revisionRootDir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